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46f76" officeooo:paragraph-rsid="00046f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voje raziskovanje na temo doktorske naloge sem pričela v oktobru 2016. V prvih treh mesecih sem v pogovoru z mentorjem razvijala temo in načrt raziskave naloge. Slednje je vključevalo študiranje literature, predhodno objavljenih znanstvenih člankov in ostalih publikacij ter aktivno sodelovanje na izbranih predmetih v okviru doktorskega študija. Zaradi prehoda iz človeške na živalsko genetiko sem v tem času študirala predvsem rejske programe in proces selekcije pri živalih. Tekom the začetnih mesecev sem tudi razvijala idejo za metodologijo članka. </text:p>
      <text:p text:style-name="P1"/>
      <text:p text:style-name="P1">Drugi del prvega letnika doktorskega študija je bil povečen identifikaciji spremenljivk raziskave, določitvi kvantitativnih primerjalnih kazalcev, oblikovanju scenarijev in razvoju simulatorja. Na podlagi identificiranih spremenljivke smo oblikovali naprej pet scenarijev, ki so se razlikovali v uporabi genomske informacije v štirih selekcijskih poteh (matere mater, matere očetov, očetje mater in očetje očetov). Po vzoru govedorejskih programov smo razvili simulator rejskega programa, ki je vključeval vse rejske aktivnosti. Simulator je bil razvit kot Python program in je povezoval program AlphaSim za stohastično simulacijo genomov in porgram blupf90 za oceno plemenskih vrednosti. V naslednjem koraku smo iz realnih podatkov za slovensko populacijo govedi ektrahirali populacijske parametre, ki smo jih uporabili za simulacijo populacije. Za analizo podatkov smo uporabili statistične modele, ki smo jih aplicirali v R programskem jeziku. Na koncu prvega letnika doktorskega študija smo dobili prve rezultate of učinkovitost testiranih scenarijev uporabe genomske informacije, kar sem predstavila tudi na 6. Kolokviju iz genetike, ki je septembra 2017 potekal v Ljubljani. V drugem letniku sem se udeležila tudi strokovnega izobraževanja iza Bayes statistike, ki je julija 2019 potekal v Padovi.</text:p>
      <text:p text:style-name="P1"/>
      <text:p text:style-name="P1">V drugem letniku smo se posvetili nadgradnji simulatorja in testiranju dodatnih scenarijev. V prvi polovici letnika sem nagradila Python simulator, da je omogočil testiranje druge spremenljivke, in sicer čas in obseg uporabe genomsko testiranih živali. Skupne rezultate vpliva načina uporabe genomske informacije in obsega ter časa uporabe genomsko testiranih živali sem januarja 2018 predstavila na svetovnem genetskem kongresu WCGALP 2018 na Novi Zelandiji. </text:p>
      <text:p text:style-name="P1">V nadaljevanju drugega letnika smo se posvetili optimizacijo rejskih shem in nasproti že testiranim scenarijev postavili scenarije z optimizacijo prispevkov posameznih očetov. Najprej sem dopolnila simulator, v katerega sem vkomponirala AlphaMate program za hevristično optimizacijo prisepvkov živali in parjenj. V naslednjem koraku smo razvili scenarije, ki so se med seboj razlikovali v cilju optimizacije – in sicer med razmerjem teže na maksimiranje genetskega napredka in na zmanjševanje inbridinga. Rezultati so pokazali, da lahko z optimizacijo povečamo genetski napredek in pa učinkovitost vseh prehdnodno testiranih scenarijih. Konec drugega letnika sem skupne rezultate <text:soft-page-break/>predstavila na letnem sestanku Evropske asociacije za živalsko proizvodnjo EAAP, ki je avgusta 2018 potekal v Dubrovniku. V drugem letniku sem v okviru predmetov doktorksgea študija raziskovala tudi primerjavo med uporabo determinističnih algoritmov (program optiSel) in hevrističnih algoritmov (program AlphaMate) za optimizacijo prispevkov in parjenj. Poleg tega sem v sodelovanju s profesorjema Mraz in Moškon iz Fakultete za računalništvo raziskovala tudi uporabo genetskega havetističniega algoritma za optimizacijo sestave trening populacije za genomsko napoved. <text:s/>Konec drugega letnika smo pričeli pripravljati tudi članek dotedanjih rezultatov, ki je bil poslan v Journal of Dairy Science aprila 2019 in sprejet v isto revijo julija 2019. V tretjem letniku sem se tako posvečala pripravi navedenega članka, razvijanju programa AlphaPart in razvijanju tretje komponente mojega doktorskrga dela, in sicer ekonomska učinkovitost scenrijev. S prof. Gorjancem sva razvila R-paket AlphaPart, ki omogoča particijo genetskih trendov na različne skupine izvora. V 3. letniku sem program prevedla v zahtevano obliko za R-pakete, napisala dokumentaicijo in naložila paket na CRAN repozitorij, kjer jesedaj prosto dostopen. V nadaljevanju sem se posvetila pripravi članka za program, ki bo poslan v revijo Animal. Poleg tega sem pripravila scenarije za testiranje ekonomske učinkovitosti scenarijev, kjer izvedemo prerazporeditev sredstec iz zbiranja podatkov v genotipizacijo. Za ta namen sem nadgradila razvit Python simulator, da omogoča diferenčno zbiranje podatkov in pa diferečno genotipiziranje. Konec 3. letnika sem dotedanje rezultate predstavila na letnem sestanku EAAP, ki je avgusta 2019 potekal v Gentu v Belgiji. Septembra in avgusta 2019 sem bila na raziskovalnem obisku na Roslin inšitutu, za kar sem pridobila štipendijo Ameriško-slovenske izobraževalne fundacije (ASEF). Na Roslinu sem delala v labotariju prof. Gorjanc in prof. Hickeya, v tem času pa sem pridobila tudi prve rezutltate scenrijev z prerazporeditvijo sredste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08:35:26.582503664</meta:creation-date>
    <dc:date>2019-10-19T08:51:28.750091712</dc:date>
    <meta:editing-duration>PT16M2S</meta:editing-duration>
    <meta:editing-cycles>1</meta:editing-cycles>
    <meta:generator>LibreOffice/5.1.6.2$Linux_X86_64 LibreOffice_project/10m0$Build-2</meta:generator>
    <meta:document-statistic meta:table-count="0" meta:image-count="0" meta:object-count="0" meta:page-count="2" meta:paragraph-count="4" meta:word-count="690" meta:character-count="5037" meta:non-whitespace-character-count="4347"/>
  </office:meta>
</office:document-meta>
</file>